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2000001EE353695785CB7AFA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loext:graphic-properties draw:fill="none"/>
      <style:paragraph-properties fo:text-align="cente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ff3333" draw:marker-start-width="0.651cm" draw:marker-end-width="0.651cm" draw:fill="none" draw:textarea-horizontal-align="justify" draw:textarea-vertical-align="middle" draw:auto-grow-height="false" fo:min-height="2.05cm" fo:min-width="6.812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イメージ1" text:anchor-type="paragraph" svg:width="17cm" svg:height="11.896cm" draw:z-index="0"><draw:image xlink:href="Pictures/10000201000002C2000001EE353695785CB7AFAB.png" xlink:type="simple" xlink:show="embed" xlink:actuate="onLoad"/></draw:frame><draw:custom-shape text:anchor-type="paragraph" draw:z-index="1" draw:name="シェイプ1" draw:style-name="gr1" draw:text-style-name="P1" svg:width="7.25cm" svg:height="2.488cm" svg:x="9.227cm" svg:y="4.72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54S</meta:editing-duration>
    <meta:editing-cycles>3</meta:editing-cycles>
    <meta:generator>LibreOffice/5.1.4.2$Windows_X86_64 LibreOffice_project/f99d75f39f1c57ebdd7ffc5f42867c12031db97a</meta:generator>
    <dc:date>2016-09-17T15:40:40.068000000</dc:date>
    <meta:document-statistic meta:table-count="0" meta:image-count="1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